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88.75mm"/>
    </style:style>
    <style:style style:name="co3" style:family="table-column">
      <style:table-column-properties fo:break-before="auto" style:column-width="101.11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scipad-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eb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21</text:p>
          </table:table-cell>
          <table:table-cell office:value-type="string" calcext:value-type="string">
            <text:p>SW_CuK_JS202011AQN_DPDT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user</text:p>
          </table:table-cell>
          <table:table-cell office:value-type="float" office:value="0.787" calcext:value-type="float">
            <text:p>0.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roductDetail/611-JS202011AQ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1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Header 1x14</text:p>
          </table:table-cell>
          <table:table-cell office:value-type="string" calcext:value-type="string">
            <text:p>Aliexpress</text:p>
          </table:table-cell>
          <table:table-cell office:value-type="float" office:value="8.71" calcext:value-type="float">
            <text:p>8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liexpress.com/item/32949841210.html?spm=a2g0o.detail.1000060.1.2a3f1c44gH62Xu&amp;gps-id=pcDetailBottomMoreThisSeller&amp;scm=1007.13339.146401.0&amp;scm_id=1007.13339.146401.0&amp;scm-url=1007.13339.146401.0&amp;pvid=17e1d82e-f991-49c4-a4a5-718f17f69cd4&amp;_t=gps-id:pcDetailBottomMoreThisSeller,scm-url:1007.13339.146401.0,pvid:17e1d82e-f991-49c4-a4a5-718f17f69cd4,tpp_buckets:668%230%23131923%2312_668%23808%235965%23332_668%23888%233325%2310_668%232846%238116%23970_668%232717%237559%23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Socket_1x1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15 LH UD NodeMCU</text:p>
          </table:table-cell>
          <table:table-cell office:value-type="string" calcext:value-type="string">
            <text:p>Mouser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roductDetail/538-22-28-4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Socket_1x1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15 RH UD NodeMCU</text:p>
          </table:table-cell>
          <table:table-cell office:value-type="string" calcext:value-type="string">
            <text:p>Abov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**,REF**,REF**</text:p>
          </table:table-cell>
          <table:table-cell office:value-type="string" calcext:value-type="string">
            <text:p>Stabilizer_MX_2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bilizer_MX_2u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**,REF**,REF**,REF**,REF**,REF**,REF**,REF**,REF**,REF**,REF**,REF**,REF**,REF**,REF**,REF**,REF**,REF**,REF**,REF**,REF**</text:p>
          </table:table-cell>
          <table:table-cell office:value-type="string" calcext:value-type="string">
            <text:p>Kailh_socket_M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ilh_socket_MX</text:p>
          </table:table-cell>
          <table:table-cell office:value-type="string" calcext:value-type="string">
            <text:p>Aliexpress</text:p>
          </table:table-cell>
          <table:table-cell office:value-type="float" office:value="11.83" calcext:value-type="float">
            <text:p>11.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aliexpress.com/item/32951252318.html?spm=a2g0o.detail.1000014.1.74065bf5xxTTjd&amp;gps-id=pcDetailBottomMoreOtherSeller&amp;scm=1007.14976.158757.0&amp;scm_id=1007.14976.158757.0&amp;scm-url=1007.14976.158757.0&amp;pvid=0cfe890b-8d84-4a27-8593-2ddabab43e34&amp;_t=gps-id:pcDetailBottomMoreOtherSeller,scm-url:1007.14976.158757.0,pvid:0cfe890b-8d84-4a27-8593-2ddabab43e34,tpp_buckets:668%230%23171670%233_668%23808%235965%23332_668%23888%233325%2310_4976%230%23158757%230_4976%232711%237538%23825_668%232846%238116%23970_668%232717%237559%2338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3525-5</text:p>
          </table:table-cell>
          <table:table-cell office:value-type="string" calcext:value-type="string">
            <text:p>Mouser</text:p>
          </table:table-cell>
          <table:table-cell office:value-type="float" office:value="7.98" calcext:value-type="float">
            <text:p>7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roductDetail/Analog-Devices-Linear-Technology/LTC3525ESC6-5TRMPBF?qs=hVkxg5c3xu%252BT%2FWgQbFPRCQ%3D%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Mouser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roductDetail/Microchip-Technology/MCP73831T-2ACI-OT?qs=yUQqVecv4qvbBQBGbHx0Mw%3D%3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Axial_L5.3mm_D2.2mm_P7.62mm_Horizontal_Vishay_IM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ST_EH_S2B-EH_1x02_P2.5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V Bat 1x2</text:p>
          </table:table-cell>
          <table:table-cell office:value-type="string" calcext:value-type="string">
            <text:p>Aliexpre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liexpress.com/item/32903975537.html?spm=a2g0o.productlist.0.0.250683d8iRi24U&amp;algo_pvid=5162499d-d184-4d85-9670-5a8231f4b039&amp;algo_expid=5162499d-d184-4d85-9670-5a8231f4b039-2&amp;btsid=0ab6fab215914210818776579ee677&amp;ws_ab_test=searchweb0_0,searchweb201602_,searchweb201603_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61,D60</text:p>
          </table:table-cell>
          <table:table-cell office:value-type="string" calcext:value-type="string">
            <text:p>D_SOD123_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20</text:p>
          </table:table-cell>
          <table:table-cell office:value-type="string" calcext:value-type="string">
            <text:p>Mouser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nz.mouser.com/ProductDetail/ON-Semiconductor-Fairchild/1N5820?qs=Ro3gc6G1sTlq1RepcfDGzA%3D%3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/ 6.3V</text:p>
          </table:table-cell>
          <table:table-cell office:value-type="string" calcext:value-type="string">
            <text:p>Mouser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roductDetail/KEMET/T356D226K006AT?qs=QWS%252BnixhnkPm8UGzAsFwiQ%3D%3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ouser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z.mouser.com/ProductDetail/Vishay-Sprague/173D105X9025UWE3?qs=sGAEpiMZZMsh%252B1woXyUXj2L7k7zAiD3xnMQq2oofnjg%3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58,D57,D56,D55,D54,D53,D52,D51,D50,D49,D48,D47,D46,D45,D44,D43,D42,D41,D40,D39,D38,D37,D36,D35,D34,D20,D21,D22,D23,D24,D25,D26,D27,D28,D29,D30,D31,D32,D33</text:p>
          </table:table-cell>
          <table:table-cell office:value-type="string" calcext:value-type="string">
            <text:p>LED_WS2812B_PLCC4_5.0x5.0mm_P3.2m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Aliexpress</text:p>
          </table:table-cell>
          <table:table-cell office:value-type="float" office:value="8.36" calcext:value-type="float">
            <text:p>8.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aliexpress.com/item/32641663497.html?spm=a2g0o.productlist.0.0.7b8e4455vKcceG&amp;algo_pvid=cbafd4eb-329c-4b6b-8b41-d8e5131e9840&amp;algo_expid=cbafd4eb-329c-4b6b-8b41-d8e5131e9840-27&amp;btsid=0ab6f81615906534272778459e3d84&amp;ws_ab_test=searchweb0_0,searchweb201602_,searchweb201603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20,D119,D19,D18,D1,D2,D3,D4,D5,D6,D7,D8,D9,D10,D11,D12,D13,D14,D15,D16,D17</text:p>
          </table:table-cell>
          <table:table-cell office:value-type="string" calcext:value-type="string">
            <text:p>D_SOD123_axi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ser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nz.mouser.com/ProductDetail/Vishay-Semiconductors/BAW76-TAP?qs=WLTup5mM6hiyZGq01G5wWg%3D%3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P_Radial_D4.0mm_P1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iexpress</text:p>
          </table:table-cell>
          <table:table-cell office:value-type="float" office:value="25.23" calcext:value-type="float">
            <text:p>25.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aliexpress.com/item/32950361232.html?spm=a2g0o.productlist.0.0.29324a93oofYPc&amp;algo_pvid=a66552cc-b4f6-467a-9cce-ab19df54869b&amp;algo_expid=a66552cc-b4f6-467a-9cce-ab19df54869b-0&amp;btsid=0ab6d69f15906523495218813e5e45&amp;ws_ab_test=searchweb0_0,searchweb201602_,searchweb201603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7:59:53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8T19:26:51.506000000</dc:date>
    <meta:editing-duration>PT52M34S</meta:editing-duration>
    <meta:editing-cycles>3</meta:editing-cycles>
    <meta:generator>LibreOffice/6.2.2.2$Windows_X86_64 LibreOffice_project/2b840030fec2aae0fd2658d8d4f9548af4e3518d</meta:generator>
    <meta:document-statistic meta:table-count="1" meta:cell-count="152" meta:object-count="0"/>
  </office:meta>
</office:document-meta>
</file>